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OleObj22" manifest:media-type="application/octet-stream"/>
  <manifest:file-entry manifest:full-path="OleObj23" manifest:media-type="application/octet-stream"/>
  <manifest:file-entry manifest:full-path="OleObj24" manifest:media-type="application/octet-stream"/>
  <manifest:file-entry manifest:full-path="OleObj25" manifest:media-type="application/octet-stream"/>
  <manifest:file-entry manifest:full-path="OleObj26" manifest:media-type="application/octet-stream"/>
  <manifest:file-entry manifest:full-path="OleObj27" manifest:media-type="application/octet-stream"/>
  <manifest:file-entry manifest:full-path="OleObj28" manifest:media-type="application/octet-stream"/>
  <manifest:file-entry manifest:full-path="OleObj29" manifest:media-type="application/octet-stream"/>
  <manifest:file-entry manifest:full-path="OleObj30" manifest:media-type="application/octet-stream"/>
  <manifest:file-entry manifest:full-path="OleObj31" manifest:media-type="application/octet-stream"/>
  <manifest:file-entry manifest:full-path="OleObj32" manifest:media-type="application/octet-stream"/>
  <manifest:file-entry manifest:full-path="OleObj33" manifest:media-type="application/octet-stream"/>
  <manifest:file-entry manifest:full-path="OleObj34" manifest:media-type="application/octet-stream"/>
  <manifest:file-entry manifest:full-path="OleObj35" manifest:media-type="application/octet-stream"/>
  <manifest:file-entry manifest:full-path="OleObj36" manifest:media-type="application/octet-stream"/>
  <manifest:file-entry manifest:full-path="OleObj37" manifest:media-type="application/octet-stream"/>
  <manifest:file-entry manifest:full-path="OleObj38" manifest:media-type="application/octet-stream"/>
  <manifest:file-entry manifest:full-path="OleObj39" manifest:media-type="application/octet-stream"/>
  <manifest:file-entry manifest:full-path="OleObj40" manifest:media-type="application/octet-stream"/>
  <manifest:file-entry manifest:full-path="OleObj41" manifest:media-type="application/octet-stream"/>
  <manifest:file-entry manifest:full-path="OleObj42" manifest:media-type="application/octet-stream"/>
  <manifest:file-entry manifest:full-path="OleObj43" manifest:media-type="application/octet-stream"/>
  <manifest:file-entry manifest:full-path="OleObj44" manifest:media-type="application/octet-stream"/>
  <manifest:file-entry manifest:full-path="OleObj45" manifest:media-type="application/octet-stream"/>
  <manifest:file-entry manifest:full-path="OleObj46" manifest:media-type="application/octet-stream"/>
  <manifest:file-entry manifest:full-path="OleObj4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/>
    </style:style>
  </office:automatic-styles>
  <office:body>
    <office:text>
      <text:p text:style-name="P1"><text:span text:style-name="T1">Actividad 1</text:span></text:p>
      <text:p text:style-name="P2"><draw:frame text:anchor-type="as-char" svg:width="103.19mm" svg:height="21.17mm" style:rel-width="scale" style:rel-height="scale"><draw:object-ole xlink:href="OleObj1"/><draw:image xlink:href="ObjectReplacements/OleObj1"/></draw:frame><draw:frame text:anchor-type="as-char" svg:width="84.14mm" svg:height="46.83mm" style:rel-width="scale" style:rel-height="scale"><draw:object-ole xlink:href="OleObj2"/><draw:image xlink:href="ObjectReplacements/OleObj2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3">Cuando ejecuto me abre el archivo y me muestra el contenido si lo tengo creado si no lo tengo creado me da un error.</text:span></text:p>
      <text:p text:style-name="P4"><draw:frame text:anchor-type="as-char" svg:width="84.93mm" svg:height="34.93mm" style:rel-width="scale" style:rel-height="scale"><draw:object-ole xlink:href="OleObj3"/><draw:image xlink:href="ObjectReplacements/OleObj3"/></draw:frame><draw:frame text:anchor-type="as-char" svg:width="91.55mm" svg:height="53.45mm" style:rel-width="scale" style:rel-height="scale"><draw:object-ole xlink:href="OleObj4"/><draw:image xlink:href="ObjectReplacements/OleObj4"/></draw:frame><text:span text:style-name="T4"/></text:p>
      <text:p text:style-name="P4"><text:span text:style-name="T5"><text:s/></text:span></text:p>
      <text:p text:style-name="P4"><text:span text:style-name="T6"/></text:p>
      <text:p text:style-name="P5"><text:span text:style-name="T7">editado para que me muestre un numero concreto de bytes</text:span></text:p>
      <text:p text:style-name="P5"><text:span text:style-name="T8"/></text:p>
      <text:p text:style-name="P5"><draw:frame text:anchor-type="as-char" svg:width="75.41mm" svg:height="55.03mm" style:rel-width="scale" style:rel-height="scale"><draw:object-ole xlink:href="OleObj5"/><draw:image xlink:href="ObjectReplacements/OleObj5"/></draw:frame><text:span text:style-name="T9">Actividad 2</text:span></text:p>
      <text:p text:style-name="P6"><draw:frame text:anchor-type="as-char" svg:width="89.69mm" svg:height="48.68mm" style:rel-width="scale" style:rel-height="scale"><draw:object-ole xlink:href="OleObj6"/><draw:image xlink:href="ObjectReplacements/OleObj6"/></draw:frame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7"><text:span text:style-name="T11">Hay lineas en blanco porque el fichero solo contiene una linia.</text:span></text:p>
      <text:p text:style-name="P8"><draw:frame text:anchor-type="as-char" svg:width="92.34mm" svg:height="50.27mm" style:rel-width="scale" style:rel-height="scale"><draw:object-ole xlink:href="OleObj7"/><draw:image xlink:href="ObjectReplacements/OleObj7"/></draw:frame><draw:frame text:anchor-type="as-char" svg:width="38.63mm" svg:height="35.19mm" style:rel-width="scale" style:rel-height="scale"><draw:object-ole xlink:href="OleObj8"/><draw:image xlink:href="ObjectReplacements/OleObj8"/></draw:frame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9"><text:span text:style-name="T13">Codigo modificado para printar con un bucle while</text:span></text:p>
      <text:p text:style-name="P9"><text:span text:style-name="T13">Actividad 3</text:span></text:p>
      <text:p text:style-name="P10"><draw:frame text:anchor-type="as-char" svg:width="40.75mm" svg:height="32.81mm" style:rel-width="scale" style:rel-height="scale"><draw:object-ole xlink:href="OleObj9"/><draw:image xlink:href="ObjectReplacements/OleObj9"/></draw:frame><draw:frame text:anchor-type="as-char" svg:width="93.40mm" svg:height="56.36mm" style:rel-width="scale" style:rel-height="scale"><draw:object-ole xlink:href="OleObj10"/><draw:image xlink:href="ObjectReplacements/OleObj10"/></draw:frame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1"><text:span text:style-name="T15">Printa la 1-3 y 4 linea del fichero.</text:span></text:p>
      <text:p text:style-name="P12"><draw:frame text:anchor-type="as-char" svg:width="39.95mm" svg:height="33.07mm" style:rel-width="scale" style:rel-height="scale"><draw:object-ole xlink:href="OleObj11"/><draw:image xlink:href="ObjectReplacements/OleObj11"/></draw:frame><draw:frame text:anchor-type="as-char" svg:width="92.60mm" svg:height="54.50mm" style:rel-width="scale" style:rel-height="scale"><draw:object-ole xlink:href="OleObj12"/><draw:image xlink:href="ObjectReplacements/OleObj12"/></draw:frame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3"><text:span text:style-name="T17">Orden inverso</text:span></text:p>
      <text:p text:style-name="P13"><draw:frame text:anchor-type="as-char" svg:width="41.28mm" svg:height="50.54mm" style:rel-width="scale" style:rel-height="scale"><draw:object-ole xlink:href="OleObj13"/><draw:image xlink:href="ObjectReplacements/OleObj13"/></draw:frame><text:span text:style-name="T19">Actividad 4</text:span></text:p>
      <text:p text:style-name="P14"><draw:frame text:anchor-type="as-char" svg:width="91.55mm" svg:height="47.63mm" style:rel-width="scale" style:rel-height="scale"><draw:object-ole xlink:href="OleObj14"/><draw:image xlink:href="ObjectReplacements/OleObj14"/></draw:frame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5"><text:span text:style-name="T21">printa el fichero entero. No necesita read() ni readline() porque recorre el fichero con el for y printa una linea en cada pasada del for.</text:span></text:p>
      <text:p text:style-name="P15"><text:span text:style-name="T22"/></text:p>
      <text:p text:style-name="P15"><text:span text:style-name="T22"/></text:p>
      <text:p text:style-name="P15"><text:span text:style-name="T22"/></text:p>
      <text:p text:style-name="P15"><text:span text:style-name="T22"/></text:p>
      <text:p text:style-name="P15"><text:span text:style-name="T22"/></text:p>
      <text:p text:style-name="P15"><text:span text:style-name="T22"/></text:p>
      <text:p text:style-name="P15"><text:span text:style-name="T22"/></text:p>
      <text:p text:style-name="P15"><text:span text:style-name="T22"/></text:p>
      <text:p text:style-name="P15"><text:span text:style-name="T22"/></text:p>
      <text:p text:style-name="P15"><text:span text:style-name="T22"/></text:p>
      <text:p text:style-name="P15"><text:span text:style-name="T22"/></text:p>
      <text:p text:style-name="P15"><text:span text:style-name="T22"/></text:p>
      <text:p text:style-name="P15"><text:span text:style-name="T23">Actividad 5</text:span></text:p>
      <text:p text:style-name="P16"><draw:frame text:anchor-type="as-char" svg:width="57.68mm" svg:height="35.19mm" style:rel-width="scale" style:rel-height="scale"><draw:object-ole xlink:href="OleObj15"/><draw:image xlink:href="ObjectReplacements/OleObj15"/></draw:frame><draw:frame text:anchor-type="as-char" svg:width="123.56mm" svg:height="71.97mm" style:rel-width="scale" style:rel-height="scale"><draw:object-ole xlink:href="OleObj16"/><draw:image xlink:href="ObjectReplacements/OleObj16"/></draw:frame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draw:frame text:anchor-type="as-char" svg:width="63.24mm" svg:height="32.28mm" style:rel-width="scale" style:rel-height="scale"><draw:object-ole xlink:href="OleObj17"/><draw:image xlink:href="ObjectReplacements/OleObj17"/></draw:frame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draw:frame text:anchor-type="as-char" svg:width="63.24mm" svg:height="32.28mm" style:rel-width="scale" style:rel-height="scale"><draw:object-ole xlink:href="OleObj18"/><draw:image xlink:href="ObjectReplacements/OleObj18"/></draw:frame><text:span text:style-name="T24"/></text:p>
      <text:p text:style-name="P16"><text:span text:style-name="T24"/></text:p>
      <text:p text:style-name="P17"><text:span text:style-name="T25">Este programa cuando lo ejecutas crea un fichero en el que escribe las dos cadenas que le pasamos y luego lo cierra.</text:span></text:p>
      <text:p text:style-name="P17"><text:span text:style-name="T26"/></text:p>
      <text:p text:style-name="P17"><text:span text:style-name="T27">Actividad 6</text:span></text:p>
      <text:p text:style-name="P18"><draw:frame text:anchor-type="as-char" svg:width="125.15mm" svg:height="62.44mm" style:rel-width="scale" style:rel-height="scale"><draw:object-ole xlink:href="OleObj19"/><draw:image xlink:href="ObjectReplacements/OleObj19"/></draw:frame><draw:frame text:anchor-type="as-char" svg:width="42.86mm" svg:height="33.60mm" style:rel-width="scale" style:rel-height="scale"><draw:object-ole xlink:href="OleObj20"/><draw:image xlink:href="ObjectReplacements/OleObj20"/></draw:frame><text:span text:style-name="T28"/></text:p>
      <text:p text:style-name="P18"><text:span text:style-name="T28"/></text:p>
      <text:p text:style-name="P18"><text:span text:style-name="T28"/></text:p>
      <text:p text:style-name="P18"><text:span text:style-name="T28"/></text:p>
      <text:p text:style-name="P18"><text:span text:style-name="T28"/></text:p>
      <text:p text:style-name="P18"><text:span text:style-name="T28"/></text:p>
      <text:p text:style-name="P18"><text:span text:style-name="T28"/></text:p>
      <text:p text:style-name="P19"><text:span text:style-name="T29">Cuando ejecutas el programa edita el fichero que hemos creado antes y escribe de la linea 1 a la linea 5 lo que le pasamos dentro del for.</text:span></text:p>
      <text:p text:style-name="P19"><text:span text:style-name="T29">Actividad 7</text:span></text:p>
      <text:p text:style-name="P20"><draw:frame text:anchor-type="as-char" svg:width="121.97mm" svg:height="55.56mm" style:rel-width="scale" style:rel-height="scale"><draw:object-ole xlink:href="OleObj21"/><draw:image xlink:href="ObjectReplacements/OleObj21"/></draw:frame><draw:frame text:anchor-type="as-char" svg:width="63.24mm" svg:height="32.28mm" style:rel-width="scale" style:rel-height="scale"><draw:object-ole xlink:href="OleObj22"/><draw:image xlink:href="ObjectReplacements/OleObj22"/></draw:frame><text:span text:style-name="T30"/></text:p>
      <text:p text:style-name="P20"><draw:frame text:anchor-type="as-char" svg:width="53.98mm" svg:height="20.64mm" style:rel-width="scale" style:rel-height="scale"><draw:object-ole xlink:href="OleObj23"/><draw:image xlink:href="ObjectReplacements/OleObj23"/></draw:frame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1"><text:span text:style-name="T31">Escribe en el fichero la lista que hemos declarado.</text:span></text:p>
      <text:p text:style-name="P21"><text:span text:style-name="T32"/></text:p>
      <text:p text:style-name="P21"><text:span text:style-name="T32"/></text:p>
      <text:p text:style-name="P21"><text:span text:style-name="T33">Actividad 8</text:span></text:p>
      <text:p text:style-name="P22"><draw:frame text:anchor-type="as-char" svg:width="118.00mm" svg:height="72.50mm" style:rel-width="scale" style:rel-height="scale"><draw:object-ole xlink:href="OleObj24"/><draw:image xlink:href="ObjectReplacements/OleObj24"/></draw:frame><draw:frame text:anchor-type="as-char" svg:width="63.24mm" svg:height="32.28mm" style:rel-width="scale" style:rel-height="scale"><draw:object-ole xlink:href="OleObj25"/><draw:image xlink:href="ObjectReplacements/OleObj25"/></draw:frame><draw:frame text:anchor-type="as-char" svg:width="38.89mm" svg:height="20.11mm" style:rel-width="scale" style:rel-height="scale"><draw:object-ole xlink:href="OleObj26"/><draw:image xlink:href="ObjectReplacements/OleObj26"/></draw:frame><text:span text:style-name="T34"/></text:p>
      <text:p text:style-name="P22"><text:span text:style-name="T34"/></text:p>
      <text:p text:style-name="P22"><text:span text:style-name="T34"/></text:p>
      <text:p text:style-name="P22"><text:span text:style-name="T34"/></text:p>
      <text:p text:style-name="P22"><text:span text:style-name="T34"/></text:p>
      <text:p text:style-name="P22"><text:span text:style-name="T34"/></text:p>
      <text:p text:style-name="P22"><text:span text:style-name="T34"/></text:p>
      <text:p text:style-name="P22"><text:span text:style-name="T34"/></text:p>
      <text:p text:style-name="P22"><text:span text:style-name="T34"/></text:p>
      <text:p text:style-name="P22"><text:span text:style-name="T34"/></text:p>
      <text:p text:style-name="P22"><text:span text:style-name="T34"/></text:p>
      <text:p text:style-name="P22"><text:span text:style-name="T34"/></text:p>
      <text:p text:style-name="P22"><text:span text:style-name="T34"/></text:p>
      <text:p text:style-name="P22"><text:span text:style-name="T34"/></text:p>
      <text:p text:style-name="P22"><text:span text:style-name="T34"/></text:p>
      <text:p text:style-name="P22"><text:span text:style-name="T34"/></text:p>
      <text:p text:style-name="P23"><text:span text:style-name="T35">Primero escribimos en el fichero los numeros luego nos desplazamos 5 bytes y printamos las 3 “X”.</text:span></text:p>
      <text:p text:style-name="P23"><text:span text:style-name="T36"/></text:p>
      <text:p text:style-name="P23"><text:span text:style-name="T37">Actividad 9</text:span></text:p>
      <text:p text:style-name="P24"><draw:frame text:anchor-type="as-char" svg:width="136.53mm" svg:height="108.74mm" style:rel-width="scale" style:rel-height="scale"><draw:object-ole xlink:href="OleObj27"/><draw:image xlink:href="ObjectReplacements/OleObj27"/></draw:frame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5"><text:span text:style-name="T39">Matrices:</text:span></text:p>
      <text:p text:style-name="P26"><draw:frame text:anchor-type="as-char" svg:width="127.79mm" svg:height="80.17mm" style:rel-width="scale" style:rel-height="scale"><draw:object-ole xlink:href="OleObj28"/><draw:image xlink:href="ObjectReplacements/OleObj28"/></draw:frame><draw:frame text:anchor-type="as-char" svg:width="74.88mm" svg:height="54.24mm" style:rel-width="scale" style:rel-height="scale"><draw:object-ole xlink:href="OleObj29"/><draw:image xlink:href="ObjectReplacements/OleObj29"/></draw:frame><text:span text:style-name="T40"/></text:p>
      <text:p text:style-name="P26"><text:span text:style-name="T40"/></text:p>
      <text:p text:style-name="P26"><text:span text:style-name="T40"/></text:p>
      <text:p text:style-name="P26"><text:span text:style-name="T40"/></text:p>
      <text:p text:style-name="P26"><text:span text:style-name="T40"/></text:p>
      <text:p text:style-name="P26"><text:span text:style-name="T40"/></text:p>
      <text:p text:style-name="P26"><text:span text:style-name="T40"/></text:p>
      <text:p text:style-name="P26"><text:span text:style-name="T40"/></text:p>
      <text:p text:style-name="P26"><text:span text:style-name="T40"/></text:p>
      <text:p text:style-name="P26"><text:span text:style-name="T40"/></text:p>
      <text:p text:style-name="P26"><text:span text:style-name="T40"/></text:p>
      <text:p text:style-name="P26"><text:span text:style-name="T40"/></text:p>
      <text:p text:style-name="P26"><text:span text:style-name="T40"/></text:p>
      <text:p text:style-name="P26"><text:span text:style-name="T40"/></text:p>
      <text:p text:style-name="P26"><text:span text:style-name="T40"/></text:p>
      <text:p text:style-name="P26"><text:span text:style-name="T40"/></text:p>
      <text:p text:style-name="P26"><text:span text:style-name="T40"/></text:p>
      <text:p text:style-name="P26"><text:span text:style-name="T41"><text:s/></text:span></text:p>
      <text:p text:style-name="P26"><text:span text:style-name="T42"/></text:p>
      <text:p text:style-name="P26"><text:span text:style-name="T42"/></text:p>
      <text:p text:style-name="P26"><text:span text:style-name="T42"/></text:p>
      <text:p text:style-name="P26"><text:span text:style-name="T42"/></text:p>
      <text:p text:style-name="P26"><text:span text:style-name="T42"/></text:p>
      <text:p text:style-name="P26"><text:span text:style-name="T42"/></text:p>
      <text:p text:style-name="P26"><text:span text:style-name="T42"/></text:p>
      <text:p text:style-name="P26"><text:span text:style-name="T42"/></text:p>
      <text:p text:style-name="P26"><text:span text:style-name="T42"/></text:p>
      <text:p text:style-name="P26"><text:span text:style-name="T42"/></text:p>
      <text:p text:style-name="P26"><text:span text:style-name="T42"/></text:p>
      <text:p text:style-name="P27"><text:span text:style-name="T43">Funciones</text:span></text:p>
      <text:p text:style-name="P27"><text:span text:style-name="T43">Retornos Multiples</text:span></text:p>
      <text:p text:style-name="P28"><draw:frame text:anchor-type="as-char" svg:width="127.00mm" svg:height="48.95mm" style:rel-width="scale" style:rel-height="scale"><draw:object-ole xlink:href="OleObj30"/><draw:image xlink:href="ObjectReplacements/OleObj30"/></draw:frame><draw:frame text:anchor-type="as-char" svg:width="70.91mm" svg:height="43.92mm" style:rel-width="scale" style:rel-height="scale"><draw:object-ole xlink:href="OleObj31"/><draw:image xlink:href="ObjectReplacements/OleObj31"/></draw:frame><text:span text:style-name="T44"/></text:p>
      <text:p text:style-name="P28"><draw:frame text:anchor-type="as-char" svg:width="128.06mm" svg:height="46.30mm" style:rel-width="scale" style:rel-height="scale"><draw:object-ole xlink:href="OleObj32"/><draw:image xlink:href="ObjectReplacements/OleObj32"/></draw:frame><draw:frame text:anchor-type="as-char" svg:width="71.17mm" svg:height="37.84mm" style:rel-width="scale" style:rel-height="scale"><draw:object-ole xlink:href="OleObj33"/><draw:image xlink:href="ObjectReplacements/OleObj33"/></draw:frame><text:span text:style-name="T44"/></text:p>
      <text:p text:style-name="P28"><text:span text:style-name="T44"/></text:p>
      <text:p text:style-name="P28"><text:span text:style-name="T44"/></text:p>
      <text:p text:style-name="P28"><text:span text:style-name="T44"/></text:p>
      <text:p text:style-name="P28"><text:span text:style-name="T44"/></text:p>
      <text:p text:style-name="P28"><text:span text:style-name="T44"/></text:p>
      <text:p text:style-name="P28"><text:span text:style-name="T44"/></text:p>
      <text:p text:style-name="P28"><text:span text:style-name="T44"/></text:p>
      <text:p text:style-name="P28"><text:span text:style-name="T44"/></text:p>
      <text:p text:style-name="P29"><draw:frame text:anchor-type="as-char" svg:width="70.64mm" svg:height="47.89mm" style:rel-width="scale" style:rel-height="scale"><draw:object-ole xlink:href="OleObj34"/><draw:image xlink:href="ObjectReplacements/OleObj34"/></draw:frame><text:span text:style-name="T45">Parametros con valor por defecto</text:span></text:p>
      <text:p text:style-name="P29"><draw:frame text:anchor-type="as-char" svg:width="129.12mm" svg:height="43.92mm" style:rel-width="scale" style:rel-height="scale"><draw:object-ole xlink:href="OleObj35"/><draw:image xlink:href="ObjectReplacements/OleObj35"/></draw:frame><text:span text:style-name="T47">el primer print muestra 1,2,A,B porque le pasamos dos valores nada mas i entoces coje los valores con los que hemos declarado la funcion.</text:span></text:p>
      <text:p text:style-name="P29"><text:span text:style-name="T47">El segundo muetra 1,2,3,B porque le pasamos tres valores por lo cual el tercero sustituye la “A”</text:span></text:p>
      <text:p text:style-name="P29"><text:span text:style-name="T47">el tercero muestra 1,2,3,4 porque le pasamos cuatro valores y sustituye los dos ultimos valores.</text:span></text:p>
      <text:p text:style-name="P29"><text:span text:style-name="T48"/></text:p>
      <text:p text:style-name="P29"><text:span text:style-name="T49">Funciones con un numero variable de parametros</text:span></text:p>
      <text:p text:style-name="P30"><draw:frame text:anchor-type="as-char" svg:width="142.61mm" svg:height="37.04mm" style:rel-width="scale" style:rel-height="scale"><draw:object-ole xlink:href="OleObj36"/><draw:image xlink:href="ObjectReplacements/OleObj36"/></draw:frame><draw:frame text:anchor-type="as-char" svg:width="115.36mm" svg:height="57.15mm" style:rel-width="scale" style:rel-height="scale"><draw:object-ole xlink:href="OleObj37"/><draw:image xlink:href="ObjectReplacements/OleObj37"/></draw:frame><text:span text:style-name="T50"/></text:p>
      <text:p text:style-name="P30"><text:span text:style-name="T50"/></text:p>
      <text:p text:style-name="P30"><text:span text:style-name="T50"/></text:p>
      <text:p text:style-name="P30"><text:span text:style-name="T50"/></text:p>
      <text:p text:style-name="P30"><text:span text:style-name="T50"/></text:p>
      <text:p text:style-name="P30"><text:span text:style-name="T50"/></text:p>
      <text:p text:style-name="P30"><text:span text:style-name="T50"/></text:p>
      <text:p text:style-name="P30"><text:span text:style-name="T50"/></text:p>
      <text:p text:style-name="P30"><text:span text:style-name="T50"/></text:p>
      <text:p text:style-name="P30"><text:span text:style-name="T50"/></text:p>
      <text:p text:style-name="P30"><text:span text:style-name="T50"/></text:p>
      <text:p text:style-name="P30"><text:span text:style-name="T50"/></text:p>
      <text:p text:style-name="P30"><text:span text:style-name="T50"/></text:p>
      <text:p text:style-name="P30"><text:span text:style-name="T50"/></text:p>
      <text:p text:style-name="P30"><text:span text:style-name="T50"/></text:p>
      <text:p text:style-name="P30"><text:span text:style-name="T50"/></text:p>
      <text:p text:style-name="P30"><text:span text:style-name="T50"/></text:p>
      <text:p text:style-name="P30"><text:span text:style-name="T50"/></text:p>
      <text:p text:style-name="P30"><text:span text:style-name="T50"/></text:p>
      <text:p text:style-name="P30"><text:span text:style-name="T50"/></text:p>
      <text:p text:style-name="P31"><text:span text:style-name="T51">La funcion printa una lista cuando llamas a la funcion.</text:span></text:p>
      <text:p text:style-name="P31"><draw:frame text:anchor-type="as-char" svg:width="170.13mm" svg:height="41.01mm" style:rel-width="scale" style:rel-height="scale"><draw:object-ole xlink:href="OleObj38"/><draw:image xlink:href="ObjectReplacements/OleObj38"/></draw:frame><text:span text:style-name="T53">La funcion printa una lista cuando llamas a la funcion.</text:span></text:p>
      <text:p text:style-name="P31"><text:span text:style-name="T54"/></text:p>
      <text:p text:style-name="P31"><text:span text:style-name="T54"/></text:p>
      <text:p text:style-name="P31"><text:span text:style-name="T54"/></text:p>
      <text:p text:style-name="P31"><text:span text:style-name="T54"/></text:p>
      <text:p text:style-name="P31"><text:span text:style-name="T54"/></text:p>
      <text:p text:style-name="P31"><text:span text:style-name="T55">Ambito de las variables y conflictos con el nombre.</text:span></text:p>
      <text:p text:style-name="P32"><draw:frame text:anchor-type="as-char" svg:width="115.62mm" svg:height="65.88mm" style:rel-width="scale" style:rel-height="scale"><draw:object-ole xlink:href="OleObj39"/><draw:image xlink:href="ObjectReplacements/OleObj39"/></draw:frame><text:span text:style-name="T56"/></text:p>
      <text:p text:style-name="P32"><text:span text:style-name="T57"><text:s/></text:span></text:p>
      <text:p text:style-name="P33"><text:span text:style-name="T57">cuando llamas a la funcion printa tanto la variable global como la local pero cuando las quieres printar una a una te da error en la local.</text:span></text:p>
      <text:p text:style-name="P33"><text:span text:style-name="T58"/></text:p>
      <text:p text:style-name="P33"><text:span text:style-name="T58"/></text:p>
      <text:p text:style-name="P33"><text:span text:style-name="T58"/></text:p>
      <text:p text:style-name="P33"><text:span text:style-name="T58"/></text:p>
      <text:p text:style-name="P33"><text:span text:style-name="T58"/></text:p>
      <text:p text:style-name="P33"><text:span text:style-name="T58"/></text:p>
      <text:p text:style-name="P34"><draw:frame text:anchor-type="as-char" svg:width="144.20mm" svg:height="50.80mm" style:rel-width="scale" style:rel-height="scale"><draw:object-ole xlink:href="OleObj40"/><draw:image xlink:href="ObjectReplacements/OleObj40"/></draw:frame><text:span text:style-name="T58"/></text:p>
      <text:p text:style-name="P34"><text:span text:style-name="T58"/></text:p>
      <text:p text:style-name="P34"><text:span text:style-name="T58"/></text:p>
      <text:p text:style-name="P34"><text:span text:style-name="T58"/></text:p>
      <text:p text:style-name="P34"><text:span text:style-name="T58"/></text:p>
      <text:p text:style-name="P34"><draw:frame text:anchor-type="as-char" svg:width="109.54mm" svg:height="56.62mm" style:rel-width="scale" style:rel-height="scale"><draw:object-ole xlink:href="OleObj41"/><draw:image xlink:href="ObjectReplacements/OleObj41"/></draw:frame><draw:frame text:anchor-type="as-char" svg:width="71.70mm" svg:height="38.63mm" style:rel-width="scale" style:rel-height="scale"><draw:object-ole xlink:href="OleObj42"/><draw:image xlink:href="ObjectReplacements/OleObj42"/></draw:frame><text:span text:style-name="T58"/></text:p>
      <text:p text:style-name="P34"><text:span text:style-name="T58"/></text:p>
      <text:p text:style-name="P34"><text:span text:style-name="T58"/></text:p>
      <text:p text:style-name="P34"><text:span text:style-name="T58"/></text:p>
      <text:p text:style-name="P34"><text:span text:style-name="T58"/></text:p>
      <text:p text:style-name="P34"><text:span text:style-name="T58"/></text:p>
      <text:p text:style-name="P34"><text:span text:style-name="T58"/></text:p>
      <text:p text:style-name="P34"><text:span text:style-name="T58"/></text:p>
      <text:p text:style-name="P34"><text:span text:style-name="T58"/></text:p>
      <text:p text:style-name="P35"><text:span text:style-name="T59">No te da error en ningun momento porque la declaras como variable global.</text:span></text:p>
      <text:p text:style-name="P35"><text:span text:style-name="T60"/></text:p>
      <text:p text:style-name="P35"><text:span text:style-name="T60"/></text:p>
      <text:p text:style-name="P35"><text:span text:style-name="T60"/></text:p>
      <text:p text:style-name="P35"><text:span text:style-name="T60"/></text:p>
      <text:p text:style-name="P35"><text:span text:style-name="T60"/></text:p>
      <text:p text:style-name="P35"><text:span text:style-name="T60"/></text:p>
      <text:p text:style-name="P35"><text:span text:style-name="T60"/></text:p>
      <text:p text:style-name="P35"><text:span text:style-name="T60"/></text:p>
      <text:p text:style-name="P35"><text:span text:style-name="T60"/></text:p>
      <text:p text:style-name="P35"><text:span text:style-name="T60"/></text:p>
      <text:p text:style-name="P35"><text:span text:style-name="T60"/></text:p>
      <text:p text:style-name="P35"><text:span text:style-name="T60"/></text:p>
      <text:p text:style-name="P35"><text:span text:style-name="T60"/></text:p>
      <text:p text:style-name="P35"><text:span text:style-name="T60"/></text:p>
      <text:p text:style-name="P35"><text:span text:style-name="T60"/></text:p>
      <text:p text:style-name="P35"><text:span text:style-name="T60"/></text:p>
      <text:p text:style-name="P35"><text:span text:style-name="T60"/></text:p>
      <text:p text:style-name="P35"><text:span text:style-name="T60"/></text:p>
      <text:p text:style-name="P35"><text:span text:style-name="T60"/></text:p>
      <text:p text:style-name="P35"><text:span text:style-name="T60"/></text:p>
      <text:p text:style-name="P35"><text:span text:style-name="T60"/></text:p>
      <text:p text:style-name="P36"><draw:frame text:anchor-type="as-char" svg:width="115.62mm" svg:height="64.56mm" style:rel-width="scale" style:rel-height="scale"><draw:object-ole xlink:href="OleObj43"/><draw:image xlink:href="ObjectReplacements/OleObj43"/></draw:frame><draw:frame text:anchor-type="as-char" svg:width="105.83mm" svg:height="50.80mm" style:rel-width="scale" style:rel-height="scale"><draw:object-ole xlink:href="OleObj44"/><draw:image xlink:href="ObjectReplacements/OleObj44"/></draw:frame><text:span text:style-name="T60"/></text:p>
      <text:p text:style-name="P36"><text:span text:style-name="T60"/></text:p>
      <text:p text:style-name="P36"><text:span text:style-name="T60"/></text:p>
      <text:p text:style-name="P37"><text:span text:style-name="T61"><text:s/>Este funciona porque creas las variables como globales.</text:span></text:p>
      <text:p text:style-name="P37"><text:span text:style-name="T62"/></text:p>
      <text:p text:style-name="P37"><text:span text:style-name="T63">Excepciones en python</text:span></text:p>
      <text:p text:style-name="P38"><draw:frame text:anchor-type="as-char" svg:width="119.06mm" svg:height="38.36mm" style:rel-width="scale" style:rel-height="scale"><draw:object-ole xlink:href="OleObj45"/><draw:image xlink:href="ObjectReplacements/OleObj45"/></draw:frame><text:span text:style-name="T64"/></text:p>
      <text:p text:style-name="P38"><text:span text:style-name="T64"/></text:p>
      <text:p text:style-name="P38"><text:span text:style-name="T64"/></text:p>
      <text:p text:style-name="P38"><text:span text:style-name="T64"/></text:p>
      <text:p text:style-name="P38"><text:span text:style-name="T64"/></text:p>
      <text:p text:style-name="P38"><draw:frame text:anchor-type="as-char" svg:width="127.26mm" svg:height="55.83mm" style:rel-width="scale" style:rel-height="scale"><draw:object-ole xlink:href="OleObj46"/><draw:image xlink:href="ObjectReplacements/OleObj46"/></draw:frame><text:span text:style-name="T64"/></text:p>
      <text:p text:style-name="P38"><draw:frame text:anchor-type="as-char" svg:width="75.94mm" svg:height="34.40mm" style:rel-width="scale" style:rel-height="scale"><draw:object-ole xlink:href="OleObj47"/><draw:image xlink:href="ObjectReplacements/OleObj47"/></draw:frame><text:span text:style-name="T6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